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none" officeooo:rsid="000f2627" officeooo:paragraph-rsid="000f2627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0f2627" officeooo:paragraph-rsid="000f2627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officeooo:rsid="000f2627" officeooo:paragraph-rsid="000f2627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22pt" style:text-underline-style="none" officeooo:rsid="000f2627" officeooo:paragraph-rsid="000f2627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color="#000099" fo:font-size="22pt" style:text-underline-style="solid" style:text-underline-width="auto" style:text-underline-color="font-color" officeooo:rsid="000f2627" officeooo:paragraph-rsid="000f2627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E</text:p>
      <text:p text:style-name="P4">Ameera</text:p>
      <text:p text:style-name="P4">Manager</text:p>
      <text:p text:style-name="P4"/>
      <text:p text:style-name="P5">Experience</text:p>
      <text:p text:style-name="P1">3 year experience at mno company</text:p>
      <text:p text:style-name="P1"/>
      <text:p text:style-name="P1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1:50:16.387939302</meta:creation-date>
    <dc:date>2020-01-29T12:01:52.319800460</dc:date>
    <meta:editing-duration>P0D</meta:editing-duration>
    <meta:editing-cycles>1</meta:editing-cycles>
    <meta:document-statistic meta:table-count="0" meta:image-count="0" meta:object-count="0" meta:page-count="1" meta:paragraph-count="5" meta:word-count="10" meta:character-count="61" meta:non-whitespace-character-count="56"/>
    <meta:generator>LibreOffice/4.2.8.2$Linux_x86 LibreOffice_project/420m0$Build-2</meta:generator>
  </office:meta>
</office:document-meta>
</file>